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1. Deliverables: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gredients database (Grouped, Calories, Nutrients) component</text:p>
          </table:table-cell>
        </table:table-row>
        <table:table-row table:style-name="ro1">
          <table:table-cell table:number-columns-repeated="2"/>
          <table:table-cell office:value-type="string">
            <text:p>Recipes database component</text:p>
          </table:table-cell>
        </table:table-row>
        <table:table-row table:style-name="ro1">
          <table:table-cell table:number-columns-repeated="2"/>
          <table:table-cell office:value-type="string">
            <text:p>“Interface component” (Web page?) with functionality to search, and add recip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2. Planing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atabase architecture: 1. Ingredients &gt; 2. Recipes based on that</text:p>
          </table:table-cell>
        </table:table-row>
        <table:table-row table:style-name="ro1">
          <table:table-cell table:number-columns-repeated="2"/>
          <table:table-cell office:value-type="string">
            <text:p>Web interface: Add page depends on Ingredients DB, Search based on the Recipes D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3. Specifica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mponent DB: Component id, name, 3 nutrients and calories</text:p>
          </table:table-cell>
        </table:table-row>
        <table:table-row table:style-name="ro1">
          <table:table-cell table:number-columns-repeated="2"/>
          <table:table-cell office:value-type="string">
            <text:p>Recipe DB: Recipe id, name, nutrient and calories values, vegetarian(?), other tags for the search (halal/kosher, etc?)</text:p>
          </table:table-cell>
        </table:table-row>
        <table:table-row table:style-name="ro1">
          <table:table-cell table:number-columns-repeated="2"/>
          <table:table-cell office:value-type="string">
            <text:p>Web interface: main page, page to submit recipe, page to find recipe based on Cal/Nutr, Prepare Time, Cost, Ingredients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4. Scop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imple app for the users and small enterprises</text:p>
          </table:table-cell>
        </table:table-row>
        <table:table-row table:style-name="ro1">
          <table:table-cell table:number-columns-repeated="2"/>
          <table:table-cell office:value-type="string">
            <text:p>Make this app universal for other “Products” (like simple manufacturing etc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5. Requiremen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akeholders – developers, households, single users, small enterprises (bakeries, pastries, etc)</text:p>
          </table:table-cell>
        </table:table-row>
        <table:table-row table:style-name="ro1">
          <table:table-cell table:number-columns-repeated="2"/>
          <table:table-cell office:value-type="string">
            <text:p>Requirements: ease of use, free to use, quick and simple to understand, big database of the recip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6. Literatur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7. Market Resear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ternatives are pricey, focused on more visuals or hard recipes or dietary asp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8. Approac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9. Prototyp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10. Assumption test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11. Analysi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05/17/2022</text:date>, <text:time>20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19:58:19.32</meta:creation-date>
    <dc:date>2022-05-17T20:43:18.24</dc:date>
    <meta:editing-duration>PT14M38S</meta:editing-duration>
    <meta:editing-cycles>1</meta:editing-cycles>
    <meta:document-statistic meta:table-count="3" meta:cell-count="24" meta:object-count="0"/>
    <meta:generator>OpenOffice/4.1.12$Win32 OpenOffice.org_project/4112m1$Build-9809</meta:generator>
  </office:meta>
</office:document-meta>
</file>